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e0f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e0f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e0f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e0f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e0f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e0f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e0f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e0f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e0f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e0f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e0f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e0f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e0f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e0f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e0f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e0f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e0f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Eliana Saiddymar  Bolivar Aparicio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Pedro María Freites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5/7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528988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ddel Said Bolivar Dioneci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76939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6.54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80" meta:character-count="1186" meta:non-whitespace-character-count="1014"/>
    <meta:template xlink:type="simple" xlink:actuate="onRequest" xlink:title="Normal" xlink:href=""/>
  </office:meta>
</office:document-meta>
</file>